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70e16" officeooo:paragraph-rsid="00170e16"/>
    </style:style>
    <style:style style:name="P2" style:family="paragraph" style:parent-style-name="Standard">
      <style:paragraph-properties fo:text-align="justify" style:justify-single-word="false"/>
      <style:text-properties officeooo:rsid="00170e16" officeooo:paragraph-rsid="00170e16"/>
    </style:style>
    <style:style style:name="P3" style:family="paragraph" style:parent-style-name="Standard">
      <style:paragraph-properties fo:text-align="center" style:justify-single-word="false"/>
      <style:text-properties fo:font-size="16pt" fo:font-weight="bold" officeooo:rsid="00170e16" officeooo:paragraph-rsid="00170e16" style:font-size-asian="16pt" style:font-weight-asian="bold" style:font-size-complex="16pt" style:font-weight-complex="bold"/>
    </style:style>
    <style:style style:name="P4" style:family="paragraph" style:parent-style-name="Standard">
      <style:paragraph-properties fo:text-align="justify" style:justify-single-word="false"/>
      <style:text-properties officeooo:paragraph-rsid="00170e16"/>
    </style:style>
    <style:style style:name="P5" style:family="paragraph" style:parent-style-name="Standard">
      <style:paragraph-properties fo:text-align="justify" style:justify-single-word="false"/>
      <style:text-properties officeooo:paragraph-rsid="001a78a4"/>
    </style:style>
    <style:style style:name="P6" style:family="paragraph" style:parent-style-name="Standard">
      <style:paragraph-properties fo:text-align="justify" style:justify-single-word="false"/>
      <style:text-properties officeooo:rsid="00178895" officeooo:paragraph-rsid="00178895"/>
    </style:style>
    <style:style style:name="P7" style:family="paragraph" style:parent-style-name="Standard">
      <style:paragraph-properties fo:text-align="justify" style:justify-single-word="false"/>
      <style:text-properties officeooo:rsid="001893eb" officeooo:paragraph-rsid="001893eb"/>
    </style:style>
    <style:style style:name="P8" style:family="paragraph" style:parent-style-name="Standard">
      <style:paragraph-properties fo:text-align="justify" style:justify-single-word="false"/>
      <style:text-properties officeooo:rsid="001893eb" officeooo:paragraph-rsid="001b829a"/>
    </style:style>
    <style:style style:name="P9" style:family="paragraph" style:parent-style-name="Standard">
      <style:paragraph-properties fo:text-align="justify" style:justify-single-word="false"/>
      <style:text-properties officeooo:rsid="001b829a" officeooo:paragraph-rsid="001b829a"/>
    </style:style>
    <style:style style:name="P10" style:family="paragraph" style:parent-style-name="Standard">
      <style:paragraph-properties fo:text-align="justify" style:justify-single-word="false"/>
      <style:text-properties fo:font-style="italic" officeooo:rsid="001c652b" officeooo:paragraph-rsid="001c652b" style:font-style-asian="italic" style:font-style-complex="italic"/>
    </style:style>
    <style:style style:name="P11" style:family="paragraph" style:parent-style-name="Standard">
      <style:paragraph-properties fo:text-align="justify" style:justify-single-word="false"/>
      <style:text-properties officeooo:paragraph-rsid="001d5cb0"/>
    </style:style>
    <style:style style:name="T1" style:family="text">
      <style:text-properties fo:font-style="italic" style:font-style-asian="italic" style:font-style-complex="italic"/>
    </style:style>
    <style:style style:name="T2" style:family="text">
      <style:text-properties officeooo:rsid="001a90e3"/>
    </style:style>
    <style:style style:name="T3" style:family="text">
      <style:text-properties officeooo:rsid="00170e16"/>
    </style:style>
    <style:style style:name="T4" style:family="text">
      <style:text-properties officeooo:rsid="001b829a"/>
    </style:style>
    <style:style style:name="T5" style:family="text">
      <style:text-properties fo:font-style="normal" officeooo:rsid="001d5cb0" style:font-style-asian="normal" style:font-style-complex="normal"/>
    </style:style>
    <style:style style:name="T6" style:family="text">
      <style:text-properties fo:font-style="normal" officeooo:rsid="00226d4e" style:font-style-asian="normal" style:font-style-complex="normal"/>
    </style:style>
    <style:style style:name="T7" style:family="text">
      <style:text-properties fo:font-style="normal" officeooo:rsid="00243d57" style:font-style-asian="normal" style:font-style-complex="normal"/>
    </style:style>
    <style:style style:name="T8" style:family="text">
      <style:text-properties officeooo:rsid="001f04f0"/>
    </style:style>
    <style:style style:name="T9" style:family="text">
      <style:text-properties officeooo:rsid="001a78a4"/>
    </style:style>
    <style:style style:name="T10" style:family="text">
      <style:text-properties officeooo:rsid="0020413c"/>
    </style:style>
    <style:style style:name="T11" style:family="text">
      <style:text-properties officeooo:rsid="0021caf4"/>
    </style:style>
    <style:style style:name="T12" style:family="text">
      <style:text-properties officeooo:rsid="00226d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éunion du 02/04</text:p>
      <text:p text:style-name="P1"/>
      <text:p text:style-name="P1"/>
      <text:p text:style-name="P1"/>
      <text:p text:style-name="P1"/>
      <text:p text:style-name="P2"><text:span text:style-name="T1">Concernant les collisions </text:span>: détection du moment ou la balle rencontre un polygone.</text:p>
      <text:p text:style-name="P2">Pour chaque obstacle, il suffit de placer les arrête<text:span text:style-name="T2">s</text:span> nécessaires. <text:span text:style-name="T2">La balle</text:span> va détecter les arrêtes et non le polygone en entier.</text:p>
      <text:p text:style-name="P4"><text:span text:style-name="T3">Premier prototype de champignon </text:span><text:span text:style-name="T2">réalisé sous forme de </text:span><text:span text:style-name="T3">triangle. </text:span><text:span text:style-name="T2">Q</text:span><text:span text:style-name="T3">uand elle rencontre une arrête, </text:span><text:span text:style-name="T2">la balle rebondit avec une accélération</text:span><text:span text:style-name="T3">.</text:span></text:p>
      <text:p text:style-name="P2"/>
      <text:p text:style-name="P2"><text:span text:style-name="T1">Initialisation de la map</text:span> : design des niveaux sur papier.</text:p>
      <text:p text:style-name="P4"><text:span text:style-name="T2">L’a</text:span><text:span text:style-name="T3">pparition d’une fenêtre pour choisir le niveau </text:span><text:span text:style-name="T2">a été codée.</text:span><text:span text:style-name="T3"> </text:span><text:span text:style-name="T2">Puis,</text:span><text:span text:style-name="T3"> lorsqu’on clique sur le niveau choisit, </text:span><text:span text:style-name="T2">une nouvelle </text:span><text:span text:style-name="T3">fenêtre </text:span><text:span text:style-name="T2">s’ouvre,</text:span><text:span text:style-name="T3"> </text:span><text:span text:style-name="T2">et</text:span><text:span text:style-name="T3"> la map </text:span><text:span text:style-name="T2">apparaît.</text:span></text:p>
      <text:p text:style-name="P2">Comment modéliser les composants du jeu dans un fichier txt ? <text:span text:style-name="T2">Il faut définir une modélisation donnée. P</text:span>ar exemple pour un champignon : lettre C suivie de ses coordonnées <text:span text:style-name="T4">(abscisse puis ordonnée par exemple) sur la map</text:span>.</text:p>
      <text:p text:style-name="P2">Ensuite on pourra définir une superclasse commune pour tous les objets puis une classe par objet.</text:p>
      <text:p text:style-name="P2">On peut faire par sérialisation aussi, très peu couteux, <text:span text:style-name="T4">c’est</text:span> simplement une méthode à appeler.</text:p>
      <text:p text:style-name="P4"><text:span text:style-name="T4">Le format f</text:span><text:span text:style-name="T3">ichier txt  a pour avantage qu’on peut </text:span><text:span text:style-name="T4">le</text:span><text:span text:style-name="T3"> lire à la main, </text:span><text:span text:style-name="T4">c’est </text:span><text:span text:style-name="T3">peut être mieux dans un premier temps.</text:span></text:p>
      <text:p text:style-name="P2"><text:span text:style-name="T4">Le t</text:span>ravail attendu <text:span text:style-name="T4">est un</text:span> travail de spécification technique.</text:p>
      <text:p text:style-name="P4"><text:span text:style-name="T4">Il faut faire</text:span><text:span text:style-name="T3"> le modèle </text:span><text:span text:style-name="T4">o</text:span><text:span text:style-name="T3">bjet </text:span><text:span text:style-name="T4">et</text:span><text:span text:style-name="T3"> </text:span><text:span text:style-name="T4">le </text:span><text:span text:style-name="T3">modèle textuel. </text:span><text:span text:style-name="T4">E</text:span><text:span text:style-name="T3">nsuite il n’y aura plus qu’à coder le passage de l’un à l’autre.</text:span></text:p>
      <text:p text:style-name="P4"/>
      <text:p text:style-name="P8"><text:span text:style-name="T1">Design </text:span>: y penser, écrire les fichiers texte à la main</text:p>
      <text:p text:style-name="P2"/>
      <text:p text:style-name="P6"><text:span text:style-name="T1">Interaction avec le joueur, animation battants </text:span>: <text:span text:style-name="T4">code terminé sur ce point, </text:span>les battants se lèvent et se baissent en animation <text:span text:style-name="T4">lorsque l’on appuie sur les flèches latérales</text:span>.</text:p>
      <text:p text:style-name="P6"/>
      <text:p text:style-name="P10">Gestion des scores : <text:span text:style-name="T5">Soucis rencontré : on ne peut lire les fichiers txt que ligne par ligne, comment donc procéder pour comparer les scores lorsque l’on veut mettre le fichier à jour ? Avant la réunion, d’autres manières d’aborder la gestion du classement ont donc été cherchées. L’une d’entre elle, assez avancée, a été de passer par la classe Treemap de java, permettant de trier les données en fonction de leurs clés. Les clés étaient donc utilisées pour les scores et les valeurs pour le pseudo du joueur.</text:span></text:p>
      <text:p text:style-name="P11"><text:span text:style-name="T5">En réalité, on n’a pas besoin de passer par là, on peut rester sur la piste du fichier txt. Grace à la classe String de java, il existe des manières de mettre la ligne récupérée dans un String pour ensuite faire du </text:span><text:span text:style-name="T6">parsing</text:span><text:span text:style-name="T5"> String, qui permet de séparer les caractères de la ligne considéré</text:span><text:span text:style-name="T7">e</text:span><text:span text:style-name="T5"> (en coupant au niveau des espaces par exemple). A creuser.</text:span></text:p>
      <text:p text:style-name="P6"/>
      <text:p text:style-name="P6"/>
      <text:p text:style-name="P9">Rétablir la répartition des tâches puisque l’une d’entre-elles est terminée.</text:p>
      <text:p text:style-name="P7"/>
      <text:p text:style-name="P7"/>
      <text:p text:style-name="P5"><text:span text:style-name="T8">Compléter</text:span><text:span text:style-name="T9"> </text:span><text:span text:style-name="T8">le</text:span><text:span text:style-name="T9"> rapport à chaque fois </text:span><text:span text:style-name="T10">que l’on</text:span><text:span text:style-name="T9"> fait q</text:span><text:span text:style-name="T8">uelque </text:span><text:span text:style-name="T9">ch</text:span><text:span text:style-name="T8">ose. </text:span><text:span text:style-name="T11">S</text:span><text:span text:style-name="T9">pécifier </text:span><text:span text:style-name="T11">ce qui a été réalisé</text:span><text:span text:style-name="T9"> et faire apparaître l’arborescence de classe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02T15:58:56.313692868</meta:creation-date>
    <meta:generator>LibreOffice/6.4.0.3$MacOSX_X86_64 LibreOffice_project/b0a288ab3d2d4774cb44b62f04d5d28733ac6df8</meta:generator>
    <dc:date>2020-04-08T12:01:40.853137219</dc:date>
    <meta:editing-duration>PT48M3S</meta:editing-duration>
    <meta:editing-cycles>12</meta:editing-cycles>
    <meta:document-statistic meta:table-count="0" meta:image-count="0" meta:object-count="0" meta:page-count="1" meta:paragraph-count="18" meta:word-count="440" meta:character-count="2585" meta:non-whitespace-character-count="2162"/>
  </office:meta>
</office:document-meta>
</file>